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A000000A9459295E6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0.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top="0cm" fo:margin-bottom="0cm" fo:line-height="200%"/>
    </style:style>
    <style:style style:name="P3" style:family="paragraph">
      <loext:graphic-properties draw:fill="none" draw:fill-color="#ffffff"/>
      <style:paragraph-properties fo:margin-top="0cm" fo:margin-bottom="0cm" fo:line-height="200%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cm" svg:height="1.25cm" svg:x="1cm" svg:y="0.75cm">
          <draw:text-box>
            <text:p>Sean Connery <text:s/>(1930-2020)</text:p>
          </draw:text-box>
        </draw:frame>
        <draw:frame draw:style-name="gr2" draw:text-style-name="P1" draw:layer="layout" svg:width="6cm" svg:height="1cm" svg:x="11.5cm" svg:y="1.25cm">
          <draw:text-box>
            <text:p>Filme pro Dekade</text:p>
          </draw:text-box>
        </draw:frame>
        <draw:frame draw:style-name="gr3" draw:text-style-name="P3" draw:layer="layout" svg:width="8.5cm" svg:height="10.75cm" svg:x="1.5cm" svg:y="8.25cm">
          <draw:text-box>
            <text:p text:style-name="P2">Am bekanntesten ist Emma Watson vermutlich als Hermine in Harry Potter. Sie hat aber auch andere Filme wie z.B. Vielleicht lieber Morgen oder The Circle gemacht.</text:p>
          </draw:text-box>
        </draw:frame>
        <draw:frame draw:style-name="gr4" draw:text-style-name="P4" draw:layer="layout" svg:width="8.306cm" svg:height="5.057cm" svg:x="11.454cm" svg:y="2.47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5" draw:layer="layout" svg:width="9.5cm" svg:height="6.431cm" svg:x="1cm" svg:y="2.069cm">
          <draw:image xlink:href="Pictures/1000000100000FA000000A9459295E6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5T08:01:44.087822167</meta:creation-date>
    <dc:date>2026-01-11T09:12:32.618326793</dc:date>
    <meta:editing-duration>PT28M40S</meta:editing-duration>
    <meta:editing-cycles>18</meta:editing-cycles>
    <meta:generator>LibreOffice/25.8.1.1$Linux_X86_64 LibreOffice_project/580$Build-1</meta:generator>
    <meta:print-date>2025-12-05T08:27:09.980383089</meta:print-date>
    <meta:printed-by>PDF-Dateien</meta:printed-by>
    <meta:document-statistic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307cm" svg:height="5.058cm" xlink:href="." xlink:type="simple" chart:class="chart:bar" chart:style-name="ch1">
        <chart:plot-area chart:style-name="ch2" svg:x="0.166cm" svg:y="0.101cm" svg:width="7.975cm" svg:height="4.856cm">
          <chart:coordinate-region svg:x="0.8cm" svg:y="0.301cm" svg:width="7.341cm" svg:height="4.009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2000-20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0-20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&gt;202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